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upling Factor" table:style-name="ta1">
        <table:shapes>
          <draw:frame draw:z-index="0" draw:style-name="gr1" draw:text-style-name="P1" svg:width="453.46pt" svg:height="255.26pt" svg:x="51.51pt" svg:y="109.16pt">
            <draw:object draw:notify-on-update-of-ranges="'Coupling Factor'.A1:'Coupling Factor'.A1 'Coupling Factor'.A2:'Coupling Factor'.A4 'Coupling Factor'.C1:'Coupling Factor'.C1 'Coupling Factor'.C2:'Coupling Factor'.C4 'Coupling Factor'.A1:'Coupling Factor'.A1 'Coupling Factor'.A2:'Coupling Factor'.A4 'Coupling Factor'.D1:'Coupling Factor'.D1 'Coupling Factor'.D2:'Coupling Factor'.D4 'Coupling Factor'.A1:'Coupling Factor'.A1 'Coupling Factor'.A2:'Coupling Factor'.A4 'Coupling Factor'.E1:'Coupling Factor'.E1 'Coupling Factor'.E2:'Coupling Factor'.E4 'Coupling Factor'.A1:'Coupling Factor'.A1 'Coupling Factor'.A2:'Coupling Factor'.A4 'Coupling Factor'.F1:'Coupling Factor'.F1 'Coupling Factor'.F2:'Coupling Factor'.F4 'Coupling Factor'.A1:'Coupling Factor'.A1 'Coupling Factor'.A2:'Coupling Factor'.A4 'Coupling Factor'.G1:'Coupling Factor'.G1 'Coupling Factor'.G2:'Coupling Factor'.G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64.03pt" svg:y="448.02pt">
            <draw:object draw:notify-on-update-of-ranges="'Coupling Factor'.E5:'Coupling Factor'.E5 'Coupling Factor'.E6:'Coupling Factor'.E8 'Coupling Factor'.B6:'Coupling Factor'.B8 'Coupling Factor'.F5:'Coupling Factor'.F5 'Coupling Factor'.F6:'Coupling Factor'.F8 'Coupling Factor'.B6:'Coupling Factor'.B8 'Coupling Factor'.G5:'Coupling Factor'.G5 'Coupling Factor'.G7:'Coupling Factor'.G8 'Coupling Factor'.B7:'Coupling Factor'.B8 'Coupling Factor'.H5:'Coupling Factor'.H5 'Coupling Factor'.H7:'Coupling Factor'.H8 'Coupling Factor'.B7:'Coupling Factor'.B8 'Coupling Factor'.B2:'Coupling Factor'.B4 'Coupling Factor'.E1:'Coupling Factor'.E1 'Coupling Factor'.E2:'Coupling Factor'.E4 'Coupling Factor'.B2:'Coupling Factor'.B4 'Coupling Factor'.F1:'Coupling Factor'.F1 'Coupling Factor'.F2:'Coupling Factor'.F4 'Coupling Factor'.B2:'Coupling Factor'.B4 'Coupling Factor'.G1:'Coupling Factor'.G1 'Coupling Factor'.G2:'Coupling Factor'.G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B/T</text:p>
          </table:table-cell>
          <table:table-cell office:value-type="string" calcext:value-type="string">
            <text:p>f_S/GHz</text:p>
          </table:table-cell>
          <table:table-cell office:value-type="string" calcext:value-type="string">
            <text:p>265 K</text:p>
          </table:table-cell>
          <table:table-cell office:value-type="string" calcext:value-type="string">
            <text:p>275 K</text:p>
          </table:table-cell>
          <table:table-cell office:value-type="string" calcext:value-type="string">
            <text:p>290 K</text:p>
          </table:table-cell>
          <table:table-cell office:value-type="string" calcext:value-type="string">
            <text:p>310 K</text:p>
          </table:table-cell>
          <table:table-cell office:value-type="string" calcext:value-type="string">
            <text:p>340 K</text:p>
          </table:table-cell>
          <table:table-cell table:number-columns-repeated="4"/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9.6" calcext:value-type="float">
            <text:p>9.6</text:p>
          </table:table-cell>
          <table:table-cell table:style-name="ce1" office:value-type="float" office:value="0.22101997123757" calcext:value-type="float">
            <text:p>0.22</text:p>
          </table:table-cell>
          <table:table-cell table:style-name="ce1" office:value-type="float" office:value="0.282418471231023" calcext:value-type="float">
            <text:p>0.28</text:p>
          </table:table-cell>
          <table:table-cell table:style-name="ce1" office:value-type="float" office:value="0.332588189457034" calcext:value-type="float">
            <text:p>0.33</text:p>
          </table:table-cell>
          <table:table-cell table:style-name="ce1" office:value-type="float" office:value="0.387648223387811" calcext:value-type="float">
            <text:p>0.39</text:p>
          </table:table-cell>
          <table:table-cell table:style-name="ce1" office:value-type="float" office:value="0.427257119476627" calcext:value-type="float">
            <text:p>0.43</text:p>
          </table:table-cell>
          <table:table-cell table:number-columns-repeated="4"/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94" calcext:value-type="float">
            <text:p>94</text:p>
          </table:table-cell>
          <table:table-cell table:style-name="ce1" office:value-type="float" office:value="0.00786043002112573" calcext:value-type="float">
            <text:p>0.01</text:p>
          </table:table-cell>
          <table:table-cell table:style-name="ce1" office:value-type="float" office:value="0.0176119611181366" calcext:value-type="float">
            <text:p>0.02</text:p>
          </table:table-cell>
          <table:table-cell table:style-name="ce1" office:value-type="float" office:value="0.0314311854056164" calcext:value-type="float">
            <text:p>0.03</text:p>
          </table:table-cell>
          <table:table-cell table:style-name="ce1" office:value-type="float" office:value="0.0619154612848963" calcext:value-type="float">
            <text:p>0.06</text:p>
          </table:table-cell>
          <table:table-cell table:style-name="ce1" office:value-type="float" office:value="0.12436168752617" calcext:value-type="float">
            <text:p>0.12</text:p>
          </table:table-cell>
          <table:table-cell table:number-columns-repeated="4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260" calcext:value-type="float">
            <text:p>260</text:p>
          </table:table-cell>
          <table:table-cell table:style-name="ce1" office:value-type="float" office:value="0.00240184589172999" calcext:value-type="float">
            <text:p>0.00</text:p>
          </table:table-cell>
          <table:table-cell table:style-name="ce1" office:value-type="float" office:value="0.00576946341338249" calcext:value-type="float">
            <text:p>0.01</text:p>
          </table:table-cell>
          <table:table-cell table:style-name="ce1" office:value-type="float" office:value="0.00774511989468685" calcext:value-type="float">
            <text:p>0.01</text:p>
          </table:table-cell>
          <table:table-cell table:style-name="ce1" office:value-type="float" office:value="0.0166089309079555" calcext:value-type="float">
            <text:p>0.02</text:p>
          </table:table-cell>
          <table:table-cell table:style-name="ce1" office:value-type="float" office:value="0.0413582603881237" calcext:value-type="float">
            <text:p>0.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_S/GHz</text:p>
          </table:table-cell>
          <table:table-cell table:number-columns-repeated="2"/>
          <table:table-cell office:value-type="string" calcext:value-type="string">
            <text:p>Expt. 298 K</text:p>
          </table:table-cell>
          <table:table-cell office:value-type="string" calcext:value-type="string">
            <text:p>Expt. 308 K</text:p>
          </table:table-cell>
          <table:table-cell office:value-type="string" calcext:value-type="string">
            <text:p>Expt. 318 K</text:p>
          </table:table-cell>
          <table:table-cell office:value-type="string" calcext:value-type="string">
            <text:p>Expt. 328 K</text:p>
          </table:table-cell>
          <table:table-cell office:value-type="string" calcext:value-type="string">
            <text:p>Expt. 335 K</text:p>
          </table:table-cell>
          <table:table-cell office:value-type="string" calcext:value-type="string">
            <text:p>Expt. 345 K</text:p>
          </table:table-cell>
          <table:table-cell office:value-type="string" calcext:value-type="string">
            <text:p>Expt. 353 K</text:p>
          </table:table-cell>
        </table:table-row>
        <table:table-row table:style-name="ro1">
          <table:table-cell/>
          <table:table-cell office:value-type="float" office:value="9.6" calcext:value-type="float">
            <text:p>9.6</text:p>
          </table:table-cell>
          <table:table-cell table:number-columns-repeated="2"/>
          <table:table-cell office:value-type="float" office:value="0.33" calcext:value-type="float">
            <text:p>0.33</text:p>
          </table:table-cell>
          <table:table-cell office:value-type="float" office:value="0.38" calcext:value-type="float">
            <text:p>0.38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7" calcext:value-type="float">
            <text:p>0.117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" calcext:value-type="float">
            <text:p>0.0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7:48:12.397970746</meta:creation-date>
    <dc:date>2020-02-05T18:24:55.143037442</dc:date>
    <meta:editing-duration>PT4M32S</meta:editing-duration>
    <meta:editing-cycles>1</meta:editing-cycles>
    <meta:document-statistic meta:table-count="2" meta:cell-count="60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54cm" svg:y="3.208cm" style:legend-expansion="high" chart:style-name="ch2"/>
        <chart:plot-area chart:style-name="ch3" table:cell-range-address="'Coupling Factor'.A1:'Coupling Factor'.A4 'Coupling Factor'.C1:'Coupling Factor'.G4" chart:data-source-has-labels="row" svg:x="0.319cm" svg:y="0.18cm" svg:width="13.116cm" svg:height="8.646cm">
          <chartooo:coordinate-region svg:x="1.231cm" svg:y="0.38cm" svg:width="12.018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oupling Factor'.C2:'Coupling Factor'.C4" chart:label-cell-address="'Coupling Factor'.C1:'Coupling Factor'.C1" chart:class="chart:scatter">
            <chart:domain table:cell-range-address="'Coupling Factor'.A2:'Coupling Factor'.A4"/>
            <chart:data-point chart:repeated="3"/>
          </chart:series>
          <chart:series chart:style-name="ch8" chart:values-cell-range-address="'Coupling Factor'.D2:'Coupling Factor'.D4" chart:label-cell-address="'Coupling Factor'.D1:'Coupling Factor'.D1" chart:class="chart:scatter">
            <chart:data-point chart:repeated="3"/>
          </chart:series>
          <chart:series chart:style-name="ch9" chart:values-cell-range-address="'Coupling Factor'.E2:'Coupling Factor'.E4" chart:label-cell-address="'Coupling Factor'.E1:'Coupling Factor'.E1" chart:class="chart:scatter">
            <chart:data-point chart:repeated="3"/>
          </chart:series>
          <chart:series chart:style-name="ch10" chart:values-cell-range-address="'Coupling Factor'.F2:'Coupling Factor'.F4" chart:label-cell-address="'Coupling Factor'.F1:'Coupling Factor'.F1" chart:class="chart:scatter">
            <chart:data-point chart:repeated="3"/>
          </chart:series>
          <chart:series chart:style-name="ch11" chart:values-cell-range-address="'Coupling Factor'.G2:'Coupling Factor'.G4" chart:label-cell-address="'Coupling Factor'.G1:'Coupling Factor'.G1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65 K</text:p>
                <draw:g>
                  <svg:desc>'Coupling Factor'.C1:'Coupling Factor'.C1</svg:desc>
                </draw:g>
              </table:table-cell>
              <table:table-cell office:value-type="string">
                <text:p>275 K</text:p>
                <draw:g>
                  <svg:desc>'Coupling Factor'.D1:'Coupling Factor'.D1</svg:desc>
                </draw:g>
              </table:table-cell>
              <table:table-cell office:value-type="string">
                <text:p>290 K</text:p>
                <draw:g>
                  <svg:desc>'Coupling Factor'.E1:'Coupling Factor'.E1</svg:desc>
                </draw:g>
              </table:table-cell>
              <table:table-cell office:value-type="string">
                <text:p>310 K</text:p>
                <draw:g>
                  <svg:desc>'Coupling Factor'.F1:'Coupling Factor'.F1</svg:desc>
                </draw:g>
              </table:table-cell>
              <table:table-cell office:value-type="string">
                <text:p>340 K</text:p>
                <draw:g>
                  <svg:desc>'Coupling Factor'.G1:'Coupling Factor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2">
                <text:p>0.342</text:p>
                <draw:g>
                  <svg:desc>'Coupling Factor'.A2:'Coupling Factor'.A4</svg:desc>
                </draw:g>
              </table:table-cell>
              <table:table-cell office:value-type="float" office:value="0.22101997123757">
                <text:p>0.22101997123757</text:p>
                <draw:g>
                  <svg:desc>'Coupling Factor'.C2:'Coupling Factor'.C4</svg:desc>
                </draw:g>
              </table:table-cell>
              <table:table-cell office:value-type="float" office:value="0.282418471231023">
                <text:p>0.282418471231023</text:p>
                <draw:g>
                  <svg:desc>'Coupling Factor'.D2:'Coupling Factor'.D4</svg:desc>
                </draw:g>
              </table:table-cell>
              <table:table-cell office:value-type="float" office:value="0.332588189457034">
                <text:p>0.332588189457034</text:p>
                <draw:g>
                  <svg:desc>'Coupling Factor'.E2:'Coupling Factor'.E4</svg:desc>
                </draw:g>
              </table:table-cell>
              <table:table-cell office:value-type="float" office:value="0.387648223387811">
                <text:p>0.387648223387811</text:p>
                <draw:g>
                  <svg:desc>'Coupling Factor'.F2:'Coupling Factor'.F4</svg:desc>
                </draw:g>
              </table:table-cell>
              <table:table-cell office:value-type="float" office:value="0.427257119476627">
                <text:p>0.427257119476627</text:p>
                <draw:g>
                  <svg:desc>'Coupling Factor'.G2:'Coupling Factor'.G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5">
                <text:p>3.35</text:p>
              </table:table-cell>
              <table:table-cell office:value-type="float" office:value="0.00786043002112573">
                <text:p>0.00786043002112573</text:p>
              </table:table-cell>
              <table:table-cell office:value-type="float" office:value="0.0176119611181366">
                <text:p>0.0176119611181366</text:p>
              </table:table-cell>
              <table:table-cell office:value-type="float" office:value="0.0314311854056164">
                <text:p>0.0314311854056164</text:p>
              </table:table-cell>
              <table:table-cell office:value-type="float" office:value="0.0619154612848963">
                <text:p>0.0619154612848963</text:p>
              </table:table-cell>
              <table:table-cell office:value-type="float" office:value="0.12436168752617">
                <text:p>0.12436168752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2">
                <text:p>9.2</text:p>
              </table:table-cell>
              <table:table-cell office:value-type="float" office:value="0.00240184589172999">
                <text:p>0.00240184589172999</text:p>
              </table:table-cell>
              <table:table-cell office:value-type="float" office:value="0.00576946341338249">
                <text:p>0.00576946341338249</text:p>
              </table:table-cell>
              <table:table-cell office:value-type="float" office:value="0.00774511989468685">
                <text:p>0.00774511989468685</text:p>
              </table:table-cell>
              <table:table-cell office:value-type="float" office:value="0.0166089309079555">
                <text:p>0.0166089309079555</text:p>
              </table:table-cell>
              <table:table-cell office:value-type="float" office:value="0.0413582603881237">
                <text:p>0.04135826038812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9.5" chart:maximum="29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06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828cm" svg:y="2.71cm" style:legend-expansion="high" chart:style-name="ch2"/>
        <chart:plot-area chart:style-name="ch3" table:cell-range-address="'Coupling Factor'.B6:'Coupling Factor'.B8 'Coupling Factor'.E1:'Coupling Factor'.F8 'Coupling Factor'.G5:'Coupling Factor'.H5 'Coupling Factor'.G7:'Coupling Factor'.H8 'Coupling Factor'.G1:'Coupling Factor'.G4" chart:data-source-has-labels="row" svg:x="0.319cm" svg:y="0.18cm" svg:width="12.19cm" svg:height="8.646cm">
          <chartooo:coordinate-region svg:x="1.231cm" svg:y="0.18cm" svg:width="11.278cm" svg:height="7.9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oupling Factor'.E6:'Coupling Factor'.E8" chart:label-cell-address="'Coupling Factor'.E5:'Coupling Factor'.E5" chart:class="chart:scatter">
            <chart:domain table:cell-range-address="'Coupling Factor'.B6:'Coupling Factor'.B8"/>
            <chart:data-point chart:repeated="3"/>
          </chart:series>
          <chart:series chart:style-name="ch8" chart:values-cell-range-address="'Coupling Factor'.F6:'Coupling Factor'.F8" chart:label-cell-address="'Coupling Factor'.F5:'Coupling Factor'.F5" chart:class="chart:scatter">
            <chart:data-point chart:repeated="3"/>
          </chart:series>
          <chart:series chart:style-name="ch9" chart:values-cell-range-address="'Coupling Factor'.G7:'Coupling Factor'.G8" chart:label-cell-address="'Coupling Factor'.G5:'Coupling Factor'.G5" chart:class="chart:scatter">
            <chart:domain table:cell-range-address="'Coupling Factor'.B7:'Coupling Factor'.B8"/>
            <chart:data-point chart:repeated="2"/>
          </chart:series>
          <chart:series chart:style-name="ch10" chart:values-cell-range-address="'Coupling Factor'.H7:'Coupling Factor'.H8" chart:label-cell-address="'Coupling Factor'.H5:'Coupling Factor'.H5" chart:class="chart:scatter">
            <chart:domain table:cell-range-address="'Coupling Factor'.B7:'Coupling Factor'.B8"/>
            <chart:data-point chart:repeated="2"/>
          </chart:series>
          <chart:series chart:style-name="ch11" chart:values-cell-range-address="'Coupling Factor'.E2:'Coupling Factor'.E4" chart:label-cell-address="'Coupling Factor'.E1:'Coupling Factor'.E1" chart:class="chart:scatter">
            <chart:domain table:cell-range-address="'Coupling Factor'.B2:'Coupling Factor'.B4"/>
            <chart:data-point chart:repeated="3"/>
          </chart:series>
          <chart:series chart:style-name="ch12" chart:values-cell-range-address="'Coupling Factor'.F2:'Coupling Factor'.F4" chart:label-cell-address="'Coupling Factor'.F1:'Coupling Factor'.F1" chart:class="chart:scatter">
            <chart:domain table:cell-range-address="'Coupling Factor'.B2:'Coupling Factor'.B4"/>
            <chart:data-point chart:repeated="3"/>
          </chart:series>
          <chart:series chart:style-name="ch13" chart:values-cell-range-address="'Coupling Factor'.G2:'Coupling Factor'.G4" chart:label-cell-address="'Coupling Factor'.G1:'Coupling Factor'.G1" chart:class="chart:scatter">
            <chart:domain table:cell-range-address="'Coupling Factor'.B2:'Coupling Factor'.B4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xpt. 298 K</text:p>
                <draw:g>
                  <svg:desc>'Coupling Factor'.E5:'Coupling Factor'.E5</svg:desc>
                </draw:g>
              </table:table-cell>
              <table:table-cell office:value-type="string">
                <text:p>Expt. 308 K</text:p>
                <draw:g>
                  <svg:desc>'Coupling Factor'.F5:'Coupling Factor'.F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Expt. 318 K</text:p>
                <draw:g>
                  <svg:desc>'Coupling Factor'.G5:'Coupling Factor'.G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Expt. 328 K</text:p>
                <draw:g>
                  <svg:desc>'Coupling Factor'.H5:'Coupling Factor'.H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90 K</text:p>
                <draw:g>
                  <svg:desc>'Coupling Factor'.E1:'Coupling Factor'.E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10 K</text:p>
                <draw:g>
                  <svg:desc>'Coupling Factor'.F1:'Coupling Factor'.F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40 K</text:p>
                <draw:g>
                  <svg:desc>'Coupling Factor'.G1:'Coupling Factor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6">
                <text:p>9.6</text:p>
                <draw:g>
                  <svg:desc>'Coupling Factor'.B6:'Coupling Factor'.B8</svg:desc>
                </draw:g>
              </table:table-cell>
              <table:table-cell office:value-type="float" office:value="0.33">
                <text:p>0.33</text:p>
                <draw:g>
                  <svg:desc>'Coupling Factor'.E6:'Coupling Factor'.E8</svg:desc>
                </draw:g>
              </table:table-cell>
              <table:table-cell office:value-type="float" office:value="0.38">
                <text:p>0.38</text:p>
                <draw:g>
                  <svg:desc>'Coupling Factor'.F6:'Coupling Factor'.F8</svg:desc>
                </draw:g>
              </table:table-cell>
              <table:table-cell office:value-type="float" office:value="94">
                <text:p>94</text:p>
                <draw:g>
                  <svg:desc>'Coupling Factor'.B7:'Coupling Factor'.B8</svg:desc>
                </draw:g>
              </table:table-cell>
              <table:table-cell office:value-type="float" office:value="0.096">
                <text:p>0.096</text:p>
                <draw:g>
                  <svg:desc>'Coupling Factor'.G7:'Coupling Factor'.G8</svg:desc>
                </draw:g>
              </table:table-cell>
              <table:table-cell office:value-type="float" office:value="94">
                <text:p>94</text:p>
                <draw:g>
                  <svg:desc>'Coupling Factor'.B7:'Coupling Factor'.B8</svg:desc>
                </draw:g>
              </table:table-cell>
              <table:table-cell office:value-type="float" office:value="0.117">
                <text:p>0.117</text:p>
                <draw:g>
                  <svg:desc>'Coupling Factor'.H7:'Coupling Factor'.H8</svg:desc>
                </draw:g>
              </table:table-cell>
              <table:table-cell office:value-type="float" office:value="9.6">
                <text:p>9.6</text:p>
                <draw:g>
                  <svg:desc>'Coupling Factor'.B2:'Coupling Factor'.B4</svg:desc>
                </draw:g>
              </table:table-cell>
              <table:table-cell office:value-type="float" office:value="0.332588189457034">
                <text:p>0.332588189457034</text:p>
                <draw:g>
                  <svg:desc>'Coupling Factor'.E2:'Coupling Factor'.E4</svg:desc>
                </draw:g>
              </table:table-cell>
              <table:table-cell office:value-type="float" office:value="9.6">
                <text:p>9.6</text:p>
                <draw:g>
                  <svg:desc>'Coupling Factor'.B2:'Coupling Factor'.B4</svg:desc>
                </draw:g>
              </table:table-cell>
              <table:table-cell office:value-type="float" office:value="0.387648223387811">
                <text:p>0.387648223387811</text:p>
                <draw:g>
                  <svg:desc>'Coupling Factor'.F2:'Coupling Factor'.F4</svg:desc>
                </draw:g>
              </table:table-cell>
              <table:table-cell office:value-type="float" office:value="9.6">
                <text:p>9.6</text:p>
                <draw:g>
                  <svg:desc>'Coupling Factor'.B2:'Coupling Factor'.B4</svg:desc>
                </draw:g>
              </table:table-cell>
              <table:table-cell office:value-type="float" office:value="0.427257119476627">
                <text:p>0.427257119476627</text:p>
                <draw:g>
                  <svg:desc>'Coupling Factor'.G2:'Coupling Factor'.G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0.055">
                <text:p>0.055</text:p>
              </table:table-cell>
              <table:table-cell office:value-type="float" office:value="0.076">
                <text:p>0.076</text:p>
              </table:table-cell>
              <table:table-cell office:value-type="float" office:value="260">
                <text:p>260</text:p>
              </table:table-cell>
              <table:table-cell office:value-type="float" office:value="0.018">
                <text:p>0.018</text:p>
              </table:table-cell>
              <table:table-cell office:value-type="float" office:value="260">
                <text:p>260</text:p>
              </table:table-cell>
              <table:table-cell office:value-type="float" office:value="0.026">
                <text:p>0.026</text:p>
              </table:table-cell>
              <table:table-cell office:value-type="float" office:value="94">
                <text:p>94</text:p>
              </table:table-cell>
              <table:table-cell office:value-type="float" office:value="0.0314311854056164">
                <text:p>0.0314311854056164</text:p>
              </table:table-cell>
              <table:table-cell office:value-type="float" office:value="94">
                <text:p>94</text:p>
              </table:table-cell>
              <table:table-cell office:value-type="float" office:value="0.0619154612848963">
                <text:p>0.0619154612848963</text:p>
              </table:table-cell>
              <table:table-cell office:value-type="float" office:value="94">
                <text:p>94</text:p>
              </table:table-cell>
              <table:table-cell office:value-type="float" office:value="0.12436168752617">
                <text:p>0.12436168752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">
                <text:p>260</text:p>
              </table:table-cell>
              <table:table-cell office:value-type="float" office:value="0.008">
                <text:p>0.008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0.00774511989468685">
                <text:p>0.00774511989468685</text:p>
              </table:table-cell>
              <table:table-cell office:value-type="float" office:value="260">
                <text:p>260</text:p>
              </table:table-cell>
              <table:table-cell office:value-type="float" office:value="0.0166089309079555">
                <text:p>0.0166089309079555</text:p>
              </table:table-cell>
              <table:table-cell office:value-type="float" office:value="260">
                <text:p>260</text:p>
              </table:table-cell>
              <table:table-cell office:value-type="float" office:value="0.0413582603881237">
                <text:p>0.04135826038812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